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Apple Garamond Light" svg:font-family="'Apple Garamond Light'"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Code">
      <style:text-properties fo:font-weight="bold" style:font-weight-asian="bold" style:font-weight-complex="bold"/>
    </style:style>
    <style:style style:name="P2" style:family="paragraph" style:parent-style-name="Text_20_body">
      <style:paragraph-properties fo:margin-top="0.15cm" fo:margin-bottom="0.15cm" fo:line-height="150%" fo:text-align="justify" style:justify-single-word="false" fo:padding="0cm" fo:border="none"/>
    </style:style>
    <style:style style:name="P3" style:family="paragraph" style:parent-style-name="Text_20_body">
      <style:paragraph-properties fo:text-align="center" style:justify-single-word="false" fo:padding="0cm" fo:border="none"/>
      <style:text-properties style:use-window-font-color="true" style:font-name="Apple Garamond Light" fo:font-size="12pt"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P4" style:family="paragraph" style:parent-style-name="Heading_20_1">
      <style:paragraph-properties fo:margin-top="0.423cm" fo:margin-bottom="0.212cm" fo:padding="0cm" fo:border="none" fo:keep-with-next="always"/>
      <style:text-properties fo:color="#ff0000" style:font-name="Apple Garamond1" fo:font-size="32pt" fo:font-style="normal" fo:font-weight="normal" style:font-name-asian="DejaVu Sans" style:font-size-asian="32pt" style:font-style-asian="normal" style:font-weight-asian="normal" style:font-name-complex="Tahoma" style:font-size-complex="32pt" style:font-style-complex="normal" style:font-weight-complex="normal"/>
    </style:style>
    <style:style style:name="T1" style:family="text">
      <style:text-properties style:use-window-font-color="true" style:font-name="Apple Garamond Light" fo:font-size="12pt"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T2" style:family="text">
      <style:text-properties style:use-window-font-color="true" fo:font-style="normal" fo:font-weight="normal" style:font-name-asian="DejaVu Sans" style:font-style-asian="normal" style:font-weight-asian="normal" style:font-name-complex="Tahoma" style:font-size-complex="12pt" style:font-style-complex="normal" style:font-weight-complex="normal"/>
    </style:style>
    <style:style style:name="T3" style:family="text">
      <style:text-properties style:use-window-font-color="true" style:font-name-asian="DejaVu Sans" style:font-style-asian="normal" style:font-weight-asian="normal" style:font-name-complex="Tahoma" style:font-size-complex="12pt" style:font-style-complex="normal" style:font-weight-complex="normal"/>
    </style:style>
    <style:style style:name="T4" style:family="text">
      <style:text-properties style:use-window-font-color="true" style:font-name="Times New Roman" fo:font-size="12pt"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T5" style:family="text">
      <style:text-properties fo:font-style="italic" style:font-style-asian="italic" style:font-style-complex="italic"/>
    </style:style>
    <style:style style:name="T6" style:family="text">
      <style:text-properties style:font-name="Times New Roma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Shebang</text:h>
      <text:p text:style-name="P3"><draw:frame draw:style-name="fr1" draw:name="graphics1" text:anchor-type="paragraph" svg:width="16.933cm" svg:height="0.132cm" draw:z-index="0"><draw:image xlink:href="../../../../../../usr/lib/libreoffice/share/gallery/rulers/blurulr6.gif" xlink:type="simple" xlink:show="embed" xlink:actuate="onLoad"/></draw:frame></text:p>
      <text:p text:style-name="P2"><text:span text:style-name="T6">Lets say that you have written a ruby program called </text:span><text:span text:style-name="Code_20_Char"><text:span text:style-name="T3">something.rb</text:span></text:span><text:span text:style-name="T6"> and want to run it. To run it, in your console you must migrate to the directory in which its present and type in</text:span><text:span text:style-name="Code_20_Char"><text:span text:style-name="T3"> ruby something.rb</text:span></text:span><text:span text:style-name="T6"> to execute it. Instead of doing such a tedious procedure why can I execute the program by just typing its name like </text:span><text:span text:style-name="Code_20_Char">./something.rb</text:span><text:span text:style-name="T6"> as you would do to execute a executable file. Lets find out how to do it to a ruby program.</text:span></text:p>
      <text:p text:style-name="P2">To do so we must find out where our Ruby <text:span text:style-name="T6">interpreter</text:span> is installed, for that we well query where is Ruby as shown </text:p>
      <text:p text:style-name="Code">$ whereis ruby </text:p>
      <text:p text:style-name="Code">ruby: /usr/bin/ruby1.8 /usr/bin/ruby /usr/lib/ruby /usr/share/man/man1/ruby.1.gz</text:p>
      <text:p text:style-name="P2">From experience on my Ubuntu system I can say my Ruby interpreter is in /usr/bin folder, I can call it or execute it using the command /usr/bin/ruby. Fire up your text editor, type in the code shown below and save it as shebang.rb</text:p>
      <text:p text:style-name="P1">#!/usr/bin/ruby</text:p>
      <text:p text:style-name="Code"># <text:a xlink:type="simple" xlink:href="https://raw.github.com/mindaslab/ilrx/master/shebang.rb">shebang.rb</text:a></text:p>
      <text:p text:style-name="Code"/>
      <text:p text:style-name="Code">puts "Just put #!/usr/bin/ruby to make your Ruby programs</text:p>
      <text:p text:style-name="Code">execute without using ruby before them"</text:p>
      <text:p text:style-name="P2">Take a look at the first line thats been highlighted. The line is called shebang<text:note text:id="ftn1" text:note-class="footnote"><text:note-citation>1</text:note-citation><text:note-body><text:p text:style-name="Footnote">I think its inventor was banged by his girl while he was inventing this, so he may have named it “She Bang”</text:p></text:note-body></text:note>, its starts with a comment sign # followed by a exclamation mark ! Then its immediately followed by the path to the Ruby interpreter. Thats it. Your rest of the program can follow as usual.</text:p>
      <text:p text:style-name="P2">To execute the piece of file, we must first make this as an executable. We make it as executable using the <text:span text:style-name="Code_20_Char">chmod a+x </text:span><text:span text:style-name="Code_20_Char"><text:span text:style-name="T5">file_name</text:span></text:span> as shown</text:p>
      <text:p text:style-name="Code">$ chmod a+x shebang.rb</text:p>
      <text:p text:style-name="P2">Once we have done it all we need to do is to type the filename as shown below</text:p>
      <text:p text:style-name="Code">$./shebang.rb </text:p>
      <text:p text:style-name="Code">Just put #!/usr/bin/ruby to make your Ruby programs </text:p>
      <text:p text:style-name="Code">execute without using ruby before them </text:p>
      <text:p text:style-name="P2"><text:span text:style-name="T4">The</text:span><text:span text:style-name="T1"> </text:span><text:span text:style-name="Code_20_Char"><text:span text:style-name="T2">./ </text:span></text:span><text:span text:style-name="T4">says that the file is in current working directory. Once we type the file name, due to the shebang line the operating system passes the file to Ruby interpreter which is located in </text:span><text:span text:style-name="Code_20_Char"><text:span text:style-name="T2">/usr/bin</text:span></text:span><text:span text:style-name="T1"> </text:span><text:span text:style-name="T4">and the interpreter faithfully executes the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Apple Garamond Light" svg:font-family="'Apple Garamond Light'"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Times New Roman1" fo:font-weight="normal" style:font-size-asian="10.5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ackground-color="transparent" fo:padding="0cm" fo:border="none" style:shadow="none">
        <style:tab-stops/>
        <style:background-image/>
      </style:paragraph-properties>
      <style:text-properties fo:color="#ff0000" style:font-name="Apple Garamond" fo:font-size="32pt" fo:font-weight="normal" style:font-size-asian="115%" style:font-weight-asian="bold" style:font-size-complex="115%" style:font-weight-complex="bold"/>
    </style:style>
    <style:style style:name="Code" style:family="paragraph" style:parent-style-name="Text_20_body">
      <style:paragraph-properties fo:margin-top="0cm" fo:margin-bottom="0cm" style:line-height-at-least="0cm" fo:background-color="transparent" style:shadow="none">
        <style:background-image/>
      </style:paragraph-properties>
      <style:text-properties style:font-name="Nimbus Mono L" fo:font-size="10pt" style:font-size-asian="10.5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de_20_Char" style:display-name="Code Char" style:family="text">
      <style:text-properties style:font-name="Nimbus Mono L" fo:font-size="10pt" fo:font-style="oblique"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2-02T17:13:00</meta:creation-date>
    <meta:generator>LibreOffice/3.5$Linux_X86_64 LibreOffice_project/350m1$Build-2</meta:generator>
    <dc:date>2012-08-16T09:55:53</dc:date>
    <dc:creator>Webtoday </dc:creator>
    <meta:editing-duration>PT1H22M39S</meta:editing-duration>
    <meta:editing-cycles>9</meta:editing-cycles>
    <meta:document-statistic meta:table-count="0" meta:image-count="1" meta:object-count="0" meta:page-count="1" meta:paragraph-count="19" meta:word-count="353" meta:character-count="1954" meta:non-whitespace-character-count="1617"/>
  </office:meta>
</office:document-meta>
</file>